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note">
      <style:text-properties officeooo:rsid="072e0c77" officeooo:paragraph-rsid="072e0c77"/>
    </style:style>
    <style:style style:name="P2" style:family="paragraph" style:parent-style-name="Footnote">
      <style:text-properties officeooo:rsid="073074e2" officeooo:paragraph-rsid="073074e2"/>
    </style:style>
    <style:style style:name="P3" style:family="paragraph" style:parent-style-name="Footnote">
      <style:text-properties officeooo:rsid="07327bc2" officeooo:paragraph-rsid="07327bc2"/>
    </style:style>
    <style:style style:name="P4" style:family="paragraph" style:parent-style-name="Footnote">
      <style:text-properties officeooo:rsid="0733e6dc" officeooo:paragraph-rsid="0733e6dc"/>
    </style:style>
    <style:style style:name="P5" style:family="paragraph" style:parent-style-name="Footnote">
      <style:text-properties officeooo:rsid="0736836c" officeooo:paragraph-rsid="0736836c"/>
    </style:style>
    <style:style style:name="P6" style:family="paragraph" style:parent-style-name="Footnote">
      <style:text-properties officeooo:rsid="07381eba" officeooo:paragraph-rsid="07381eba"/>
    </style:style>
    <style:style style:name="P7" style:family="paragraph" style:parent-style-name="Footnote">
      <style:text-properties officeooo:rsid="073a2165" officeooo:paragraph-rsid="073a2165"/>
    </style:style>
    <style:style style:name="P8" style:family="paragraph" style:parent-style-name="Footnote">
      <style:text-properties officeooo:rsid="073b8a5f" officeooo:paragraph-rsid="073b8a5f"/>
    </style:style>
    <style:style style:name="P9" style:family="paragraph" style:parent-style-name="Footnote">
      <style:text-properties officeooo:rsid="073b983b" officeooo:paragraph-rsid="073b983b"/>
    </style:style>
    <style:style style:name="P10" style:family="paragraph" style:parent-style-name="Footnote">
      <style:text-properties officeooo:rsid="073c2ad0" officeooo:paragraph-rsid="073c2ad0"/>
    </style:style>
    <style:style style:name="P11" style:family="paragraph" style:parent-style-name="Footnote">
      <style:text-properties officeooo:rsid="073d07d5" officeooo:paragraph-rsid="073d07d5"/>
    </style:style>
    <style:style style:name="P12" style:family="paragraph" style:parent-style-name="Footnote">
      <style:text-properties officeooo:rsid="073eb081" officeooo:paragraph-rsid="073eb081"/>
    </style:style>
    <style:style style:name="P13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style:font-name="Sanskrit 2003" fo:font-size="13pt" officeooo:paragraph-rsid="001cb490" style:font-size-asian="13pt" style:font-name-complex="Sanskrit 2003" style:font-size-complex="13pt"/>
    </style:style>
    <style:style style:name="P14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1cb490" style:font-size-asian="13pt" style:font-name-complex="Sanskrit 2003" style:font-size-complex="13pt"/>
    </style:style>
    <style:style style:name="P15" style:family="paragraph" style:parent-style-name="Text_20_body" style:list-style-name="Numbering_20_5">
      <style:paragraph-properties fo:margin-top="0cm" fo:margin-bottom="0cm" loext:contextual-spacing="false" fo:text-align="start" style:justify-single-word="false"/>
      <style:text-properties style:font-name="Sanskrit 2003" fo:font-size="9pt" officeooo:paragraph-rsid="073d07d5" style:font-size-asian="9pt" style:font-name-complex="Sanskrit 2003" style:font-size-complex="9pt"/>
    </style:style>
    <style:style style:name="T1" style:family="text">
      <style:text-properties officeooo:rsid="072b16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7269d0f" style:font-weight-asian="bold" style:font-weight-complex="bold"/>
    </style:style>
    <style:style style:name="T4" style:family="text">
      <style:text-properties officeooo:rsid="072e0c77"/>
    </style:style>
    <style:style style:name="T5" style:family="text">
      <style:text-properties officeooo:rsid="07269d0f"/>
    </style:style>
    <style:style style:name="T6" style:family="text">
      <style:text-properties officeooo:rsid="073074e2"/>
    </style:style>
    <style:style style:name="T7" style:family="text">
      <style:text-properties officeooo:rsid="07315d51"/>
    </style:style>
    <style:style style:name="T8" style:family="text">
      <style:text-properties officeooo:rsid="07327bc2"/>
    </style:style>
    <style:style style:name="T9" style:family="text">
      <style:text-properties style:text-position="33% 80%"/>
    </style:style>
    <style:style style:name="T10" style:family="text">
      <style:text-properties officeooo:rsid="0733e6dc"/>
    </style:style>
    <style:style style:name="T11" style:family="text">
      <style:text-properties officeooo:rsid="07354600"/>
    </style:style>
    <style:style style:name="T12" style:family="text">
      <style:text-properties officeooo:rsid="07358053"/>
    </style:style>
    <style:style style:name="T13" style:family="text">
      <style:text-properties officeooo:rsid="0736836c"/>
    </style:style>
    <style:style style:name="T14" style:family="text">
      <style:text-properties officeooo:rsid="07381eba"/>
    </style:style>
    <style:style style:name="T15" style:family="text">
      <style:text-properties officeooo:rsid="0728952f"/>
    </style:style>
    <style:style style:name="T16" style:family="text">
      <style:text-properties officeooo:rsid="073881d5"/>
    </style:style>
    <style:style style:name="T17" style:family="text">
      <style:text-properties officeooo:rsid="073a2165"/>
    </style:style>
    <style:style style:name="T18" style:family="text">
      <style:text-properties officeooo:rsid="073b8a5f"/>
    </style:style>
    <style:style style:name="T19" style:family="text">
      <style:text-properties officeooo:rsid="073b983b"/>
    </style:style>
    <style:style style:name="T20" style:family="text">
      <style:text-properties officeooo:rsid="073c2ad0"/>
    </style:style>
    <style:style style:name="T21" style:family="text">
      <style:text-properties officeooo:rsid="073d07d5"/>
    </style:style>
    <style:style style:name="T22" style:family="text">
      <style:text-properties officeooo:rsid="073eb081"/>
    </style:style>
    <style:style style:name="T23" style:family="text">
      <style:text-properties officeooo:rsid="0729f69c"/>
    </style:style>
    <style:style style:name="T24" style:family="text">
      <style:text-properties fo:color="#000000"/>
    </style:style>
    <style:style style:name="T25" style:family="text">
      <style:text-properties fo:color="#000000" officeooo:rsid="072b16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2">अथ सप्तनवतितमोऽध्यायः</text:span><text:line-break/><text:span text:style-name="T2">शिवप्रतिष्ठाकथन</text:span><text:span text:style-name="T3">म्</text:span><text:line-break/>ईश्वर उवाच -<text:line-break/>प्रात<text:span text:style-name="T4">र्नि</text:span>त्<text:span text:style-name="T4">य</text:span>विधिं कृत्वा द्वारपालप्रपूजन<text:span text:style-name="T4">म्</text:span> । <text:line-break/>प्रविश्य प्राग्विधानेन देहशुद्ध्यादिमाचरेत् ॥१<text:span text:style-name="T5">॥</text:span> <text:line-break/>दिक्पतींश्च समभ्यर्च्य शिवकुम्भञ्च व<text:span text:style-name="T4">र्ध</text:span>नी<text:span text:style-name="T4">म्</text:span> । <text:s/></text:p>
      <text:p text:style-name="P14">अष्टमुष्टिकया लिङ्गं वह्निं स<text:span text:style-name="T4">न्त</text:span>र्प्य च क्रमात् ॥२<text:span text:style-name="T5">॥</text:span> <text:line-break/>शिवाज्ञातस्ततो गच्छेत्प्रासादं <text:note text:id="ftn0" text:note-class="footnote"><text:note-citation>1</text:note-citation><text:note-body><text:p text:style-name="P1">शास्त्र</text:p></text:note-body></text:note>शस्त्रमुच्चरन् । <text:s/><text:line-break/>तद्गतान्प्रक्षिपेद्विघ्नान् हु<text:span text:style-name="T4">ंफ</text:span>डन्तशराणुना ॥३<text:span text:style-name="T5">॥</text:span> <text:line-break/><text:span text:style-name="T4">तन्म</text:span>ध्ये स्थापयेल्लिङ्गं बेधदोषविशङ्कया । <text:s/><text:line-break/>तस्मान्मध्यं परित्यज्य यवा<text:span text:style-name="T4">र्धे</text:span>न यवेन वा ॥४<text:span text:style-name="T5">॥</text:span> <text:line-break/>किञ्चिदीशानमाश्रित्य शिलामध्ये निवेशयेत् । <text:line-break/>मूलेन तामनन्ताख्यां सर्वाधारस्वरूपिणी<text:span text:style-name="T4">म्</text:span> ॥५<text:span text:style-name="T5">॥</text:span> <text:line-break/>सर्वगां सृष्टियोगेन<text:note text:id="ftn769" text:note-class="footnote"><text:note-citation>2</text:note-citation><text:note-body><text:p text:style-name="P1">ष्टिघोषेण</text:p></text:note-body></text:note> विन्यसेदचलां शिला<text:span text:style-name="T4">म्</text:span> । <text:line-break/>अथ वा<text:span text:style-name="T4">ऽ</text:span>नेन मन्त्रेण शिवस्यासनरूपिणी<text:span text:style-name="T4">म् </text:span>॥६<text:span text:style-name="T5">॥</text:span> <text:line-break/><text:span text:style-name="T4">ॐ</text:span> नमो व्यापिन<text:span text:style-name="T4">ि </text:span>भगवति स्थिरेऽचले ध्रुवे । <text:line-break/>ह्रं लं ह्रीं स्वाहा ॥७<text:span text:style-name="T5">॥</text:span> <text:line-break/>त्वया शिवाज्ञया शक्ते स्थातव्यमिह सन्तत<text:span text:style-name="T6">म्</text:span> <text:span text:style-name="T5">।</text:span><text:line-break/>इत्युक्त्वा च समभ्यर्च्य निरुध्याद्र<text:span text:style-name="T6">ोध</text:span>मुद्रया<text:note text:id="ftn770" text:note-class="footnote"><text:note-citation>3</text:note-citation><text:note-body><text:p text:style-name="P2">ध्यात्क्रोधमु</text:p></text:note-body></text:note> <text:span text:style-name="T5">॥८॥</text:span><text:line-break/>वज्रादीनि च रत्नानि तथोशीरादिकौषधीः <text:span text:style-name="T5">।</text:span><text:line-break/>लोहान्हेमादिकांस्य<text:span text:style-name="T7">ा</text:span>न्तान् हरितालादिकांस्तथा <text:span text:style-name="T5">॥९॥</text:span><text:line-break/><text:soft-page-break/>धान्यप्रभृतिशस्त्रांश्च पूर्वमुक्ताननुक्रमात् <text:span text:style-name="T5">।</text:span><text:line-break/>प्रभारागत्वदेहत्ववी<text:span text:style-name="T7">र्य</text:span>शक्तिमयानिमान<text:span text:style-name="T5">् ॥१०॥</text:span><text:line-break/>भावयन्नेकचित्तस्तु लोकपालेशसंवरैः <text:span text:style-name="T5">।</text:span><text:line-break/>पूर्वादिषु च ग<text:span text:style-name="T8">र्ते</text:span>षु न्यसेदेकैकशः क्रमात् <text:s/><text:span text:style-name="T5">॥</text:span>१<text:span text:style-name="T5">१॥</text:span> </text:p>
      <text:p text:style-name="P14">हेमजं तारजं कू<text:span text:style-name="T8">र्मं</text:span> वृषं वा द्वारसम्मुख<text:span text:style-name="T8">म् ।</text:span><text:line-break/>सरित्तटमृदा युक्तं पर्वताग्रमृदा<text:span text:style-name="T8">ऽ</text:span>थवा <text:span text:style-name="T5">॥१</text:span>२<text:span text:style-name="T5">॥</text:span> <text:line-break/>प्रक्षिपेन्मध्यग<text:span text:style-name="T8">र्ता</text:span>दौ<text:note text:id="ftn771" text:note-class="footnote"><text:note-citation>4</text:note-citation><text:note-body><text:p text:style-name="P3">गर्तायां</text:p></text:note-body></text:note> यद्वा मेरुं सुवर्णज<text:span text:style-name="T8">म्</text:span> <text:span text:style-name="T5">।</text:span><text:line-break/>मधूकाक्षतसंयुक्तमञ्जनेन समन्वित<text:span text:style-name="T8">म्</text:span> <text:span text:style-name="T5">॥१३॥</text:span><text:line-break/>पृथिवीं राजतीं यद्वा यद्वा हेमसमुद्भवा<text:span text:style-name="T8">म्</text:span> <text:span text:style-name="T5">।</text:span><text:line-break/>सर्व<text:span text:style-name="T8">बी</text:span>जसुवर्णाभ्यां समायुक्तां विनिक्षिपेत् <text:span text:style-name="T5">॥१</text:span>४<text:span text:style-name="T5">॥</text:span> <text:line-break/>स्वर्णजं राजतं वा<text:span text:style-name="T8">ऽ</text:span>पि सर्वलोहसमुद्भव<text:span text:style-name="T8">म्</text:span> <text:span text:style-name="T5">।</text:span><text:line-break/>सुवर्णं कृशरायुक्तं पद्मनालं<text:span text:style-name="T9"><text:note text:id="ftn772" text:note-class="footnote"><text:note-citation>5</text:note-citation><text:note-body><text:p text:style-name="P4">द्मवालं</text:p></text:note-body></text:note></text:span> ततो न्यसेत् <text:span text:style-name="T5">॥१</text:span>५<text:span text:style-name="T5">॥</text:span> <text:line-break/>देवदेवस्य शक्त्यादिमू<text:span text:style-name="T10">्र्ति</text:span>प<text:span text:style-name="T10">र्य</text:span>न्तमासन<text:span text:style-name="T10">म्</text:span> <text:span text:style-name="T5">।</text:span><text:line-break/>प्रकल्प्य पायसेनाथ लिप्त्वा गुग्गुलुना<text:span text:style-name="T10">ऽ</text:span>थ वा <text:span text:style-name="T5">॥१</text:span>६<text:span text:style-name="T5">॥</text:span> <text:line-break/>श्वभ्रमाच्छाद्य वस्त्रेण तनुत्रेणास्त्ररक्षित<text:span text:style-name="T10">म्</text:span> <text:span text:style-name="T5">।</text:span><text:line-break/>दिक्पतिभ्यो बलिं द<text:span text:style-name="T10">त्</text:span>त्वा समाचान्तोऽथ देशिकः <text:span text:style-name="T5">॥१</text:span>७<text:span text:style-name="T5">॥</text:span> <text:line-break/>शिवेन वा शिलाश्वभ्रसङ्गदोषनिवृत्तये <text:span text:style-name="T5">।</text:span><text:line-break/>शस्त्रेण वा शतं सम्यग्जुहुयात्पूर्णया सह <text:span text:style-name="T5">॥१</text:span>८<text:span text:style-name="T5">॥</text:span> </text:p>
      <text:p text:style-name="P14">एकैकाहुतिदानेन सन्तर्प्य वास्तुदेवताः <text:span text:style-name="T5">।</text:span><text:line-break/>समुत्थाप्य हृदा देवमासनं मङ्गलादिभिः <text:span text:style-name="T5">॥१</text:span>९<text:span text:style-name="T5">॥</text:span> <text:line-break/>गुरु<text:span text:style-name="T10">रर्दे</text:span>वाग्रतो गच्छेन्मू<text:span text:style-name="T10">र्ति</text:span>पैश्च दिशि स्थितैः <text:span text:style-name="T5">।</text:span><text:line-break/><text:soft-page-break/><text:note text:id="ftn773" text:note-class="footnote"><text:note-citation>6</text:note-citation><text:note-body><text:p text:style-name="P4">बन्धुभिः</text:p></text:note-body></text:note>चतुर्भिः सह <text:note text:id="ftn774" text:note-class="footnote"><text:note-citation>7</text:note-citation><text:note-body><text:p text:style-name="P4">कर्तव्या देवयज्ञस्य</text:p></text:note-body></text:note>क<text:span text:style-name="T10">र्त</text:span>व्या देवय<text:span text:style-name="T10">ान</text:span>स्य पृष्ठतः <text:span text:style-name="T5">॥</text:span>२०<text:span text:style-name="T5">॥</text:span> <text:line-break/>प्रासादादि परिभ्रम्य भद्राख्यद्वारसम्मुख<text:span text:style-name="T10">म्</text:span> <text:span text:style-name="T5">।</text:span><text:line-break/>लिङ्गं संस्थाप्य द<text:span text:style-name="T10">त्</text:span>त्वा<text:span text:style-name="T10">ऽ</text:span>र्घ्यं प्रासादं सन्निवेशयेत् <text:span text:style-name="T5">॥</text:span>२१<text:span text:style-name="T5">॥</text:span> <text:line-break/>द्वारेण द्वारबन्धेन द्वारदेशेन तच्छिला<text:note text:id="ftn775" text:note-class="footnote"><text:note-citation>8</text:note-citation><text:note-body><text:p text:style-name="P4">तद्विना</text:p></text:note-body></text:note> <text:span text:style-name="T5">।</text:span><text:line-break/>द्वारबन्धे शिखाशून्ये तद<text:span text:style-name="T11">र्धे</text:span>नाथ तदृते <text:span text:style-name="T5">॥</text:span>२२<text:span text:style-name="T5">॥</text:span> <text:line-break/>वर्जयन्द्वारसंस्पर्शं द्वारेणैव महेश्वर<text:span text:style-name="T11">म्</text:span> <text:span text:style-name="T5">।</text:span> <text:line-break/>देवगृहसमारम्भे कोणेनापि प्रवेशयेत् <text:span text:style-name="T5">॥</text:span>२३<text:span text:style-name="T5">॥</text:span> <text:line-break/>अयमेव विधिर्ज्ञेयो<text:span text:style-name="T11">ऽ</text:span>व्यक्तलिङ्गेऽपि सर्वतः <text:span text:style-name="T5">।</text:span><text:line-break/>गृहे प्रवेशनं द्वारे लोकैरपि समीरित<text:span text:style-name="T11">म्</text:span> <text:span text:style-name="T5">॥</text:span>२४<text:span text:style-name="T5">॥</text:span> <text:line-break/>अपद्वारप्रवेशेन विदुर्गोत्रक्षयं गृह<text:span text:style-name="T11">म्</text:span> <text:span text:style-name="T5">।</text:span> <text:line-break/>अथ पीठे च संस्थाप्य लिङ्गं द्वारस्य सम्मुख<text:span text:style-name="T11">म्</text:span> <text:span text:style-name="T5">॥</text:span>२५<text:span text:style-name="T5">॥</text:span> <text:line-break/>तू<text:span text:style-name="T11">र्य</text:span>मङ्गलनिर्घेषैर्दू<text:span text:style-name="T11">र्वा</text:span>क्षतसमन्वित<text:span text:style-name="T11">म्</text:span> <text:span text:style-name="T5">।</text:span><text:line-break/>समुत्तिष्ठ हृदेत्युक्त्वा महापाशुपतं पठेत् <text:span text:style-name="T5">॥</text:span>२६<text:span text:style-name="T5">॥</text:span> </text:p>
      <text:p text:style-name="P14">अपनीय घटं श्वभ्राद्देशिको मू<text:span text:style-name="T11">र्ति</text:span>पैः सह <text:span text:style-name="T5">।</text:span><text:line-break/>मन्त्रं सन्धारयित्वा तु विलिप्तं कुङ्कुमादिभिः <text:span text:style-name="T5">॥</text:span>२७<text:span text:style-name="T5">॥</text:span> <text:line-break/>शक्तिशक्तिमतोरैक्यं ध्यात्वा चैव तु रक्षित<text:span text:style-name="T11">म्</text:span> <text:span text:style-name="T5">।</text:span><text:line-break/>लयान्तं मूलमुच्चा<text:span text:style-name="T11">र्य</text:span> स्पृष्ट्वा श्वभ्रे निवेशयेत् <text:span text:style-name="T5">॥</text:span>२८<text:span text:style-name="T5">॥</text:span> <text:line-break/>अंशेन ब्रह्मभागस्य यद्वा अंशद्वयेन च <text:span text:style-name="T5">।</text:span> <text:line-break/>अ<text:span text:style-name="T12">र्धे</text:span>न वा<text:span text:style-name="T12">ऽ</text:span>ष्टमांशेन सर्वस्याथ प्रवेशन<text:span text:style-name="T12">म्</text:span> <text:span text:style-name="T5">॥</text:span>२९<text:span text:style-name="T5">॥</text:span> <text:line-break/><text:span text:style-name="T12">पि</text:span>धाय सीसकं नाभिदीर्घाभिः सुसमाहितः <text:span text:style-name="T5">।</text:span> <text:line-break/>श्वभ्रं वालुकया<text:span text:style-name="T12">ऽऽ</text:span>पु<text:span text:style-name="T12">र्य</text:span> ब्रूयात्स्थिरी भवेति च <text:s/><text:span text:style-name="T5">॥</text:span>३०<text:span text:style-name="T5">॥</text:span> <text:line-break/><text:soft-page-break/>ततो लिङ्गे स्थिरीभूते ध्यात्वा सकलरूपिण<text:span text:style-name="T12">म्</text:span> <text:span text:style-name="T5">।</text:span> <text:line-break/>मूलमुच्चा<text:span text:style-name="T12">र्य</text:span> शक्त्यन्तं सृष्ट्या च निष्कलं न्यसेत् <text:span text:style-name="T5">॥</text:span>३१<text:span text:style-name="T5">॥</text:span> <text:line-break/>स्थाप्यमानं यदा लिङ्गं या<text:span text:style-name="T12">मीं</text:span> दिशमथा<text:span text:style-name="T12">ऽऽ</text:span>श्रयेत् <text:span text:style-name="T5">।</text:span> <text:line-break/>तत्तद्दिगीशमन्त्रेण पूर्णान्तं दक्षिणान्वित<text:span text:style-name="T12">म्</text:span> <text:span text:style-name="T5">॥</text:span>३२<text:span text:style-name="T5">॥</text:span> </text:p>
      <text:p text:style-name="P14">सव्यस्थाने च वक्रे च चलिते स्फुटिते<text:span text:style-name="T12">ऽ</text:span>पि वा <text:span text:style-name="T5">।</text:span><text:line-break/>जुहुयान्मूलमन्त्रेण बहुरूपेण वा शत<text:span text:style-name="T12">म् ॥</text:span>३३<text:span text:style-name="T5">॥</text:span> <text:line-break/><text:span text:style-name="T12">किं चा</text:span>न्येष्वपि दोषेषु शिवशान्तिं समाश्रयेत् <text:span text:style-name="T5">।</text:span> <text:line-break/><text:span text:style-name="T12">उ</text:span>क्तन्यास<text:span text:style-name="T12">विधिं लि</text:span>ङ्ग<text:span text:style-name="T13">े</text:span> कु<text:span text:style-name="T13">र्यादे</text:span>वं न दोषभाक् <text:span text:style-name="T5">॥</text:span>३४<text:span text:style-name="T5">॥</text:span> <text:line-break/>पीठबन्धमतः कृत्वा लक्षणस्यांशलक्षण<text:span text:style-name="T13">म्</text:span> <text:span text:style-name="T5">।</text:span> <text:line-break/>गौरीमन्त्रं लयं नीत्वा सृष्ट्या पिण्डीञ्च विन्यसेत् <text:span text:style-name="T5">॥</text:span>३५<text:span text:style-name="T5">॥</text:span> <text:line-break/>सम्पू<text:span text:style-name="T13">र्य</text:span> पार्श्वसंसिद्धिं वालुकावज्रलेप<text:span text:style-name="T13">नम्</text:span> <text:span text:style-name="T5">।</text:span> <text:line-break/>ततो मू<text:span text:style-name="T13">र्ति</text:span>धरैः सा<text:span text:style-name="T13">र्धं</text:span> गुरुः शान्तिं घटो<text:span text:style-name="T13">र्ध्व</text:span>तः <text:span text:style-name="T5">॥</text:span>३६<text:span text:style-name="T5">॥</text:span> <text:line-break/><text:note text:id="ftn776" text:note-class="footnote"><text:note-citation>9</text:note-citation><text:note-body><text:p text:style-name="P5">संस्नाप्य</text:p></text:note-body></text:note>संस्थाप्य कलसैरन्यैस्तद्वत्पञ्चामृतादिभिः <text:span text:style-name="T5">।</text:span> <text:line-break/>विलिप्य चन्दनाद्यैश्च सम्पूज्य जगदीश्वर<text:span text:style-name="T14">म्</text:span> <text:span text:style-name="T15">॥</text:span>३७<text:span text:style-name="T15">॥</text:span> <text:line-break/>उमामहेशमन्त्राभ्यां तौ स्पृशेल्लिङ्गमुद्रया <text:span text:style-name="T15">।</text:span><text:line-break/>ततस्त्रितत्त्वविन्यासं षडर्चादिपुरःसर<text:span text:style-name="T14">म्</text:span><text:span text:style-name="T14"><text:note text:id="ftn777" text:note-class="footnote"><text:note-citation>10</text:note-citation><text:note-body><text:p text:style-name="P6">षडर्घादि</text:p></text:note-body></text:note></text:span><text:span text:style-name="T14"> ॥३८॥</text:span><text:line-break/>कृत्वा मू<text:span text:style-name="T14">र्तिं</text:span> तदीशानामङ्गानां ब्रह्मणामथ <text:span text:style-name="T15">।</text:span> <text:line-break/>ज्ञानलिङ्गे क्रियापीठे विनास्य स्नापयेत्ततः <text:span text:style-name="T15">॥</text:span>३९<text:span text:style-name="T15">॥</text:span> <text:line-break/>गन्धै<text:span text:style-name="T14">र्वि</text:span>लिप्य सन्धूप्य व्यापित्वे<text:span text:style-name="T14">न</text:span> शिवे न्यसेत् <text:span text:style-name="T15">।</text:span><text:line-break/>स्रग्धूपदीपनैवेद्यैर्हृदयेन फलानि च <text:span text:style-name="T15">॥</text:span>४०<text:span text:style-name="T15">॥</text:span> </text:p>
      <text:p text:style-name="P14">विनिवेद्य यथाशक्ति समाचम्य महेश्वर<text:span text:style-name="T14">म्</text:span> <text:span text:style-name="T15">।</text:span><text:line-break/>द<text:span text:style-name="T14">त्</text:span>त्वा<text:span text:style-name="T14">ऽ</text:span>र्घं च जपं कृत्वा निवेद्य वरदे करे <text:span text:style-name="T15">॥</text:span>४१<text:span text:style-name="T15">॥</text:span> <text:line-break/><text:soft-page-break/>चन्द्रा<text:span text:style-name="T14">र्क</text:span>तारकं यावन्मन्त्रेण शैवमू<text:span text:style-name="T14">र्ति</text:span>पैः <text:span text:style-name="T15">।</text:span> <text:line-break/>स्वेच्छयैव त्वया नाथ स्थातव्यमिह मन्दिरे <text:span text:style-name="T15">॥</text:span>४२<text:span text:style-name="T15">॥</text:span> <text:line-break/>प्रणम्यैवं <text:span text:style-name="T14">ब</text:span>हिर्गत्वा हृदा वा प्रणवेन वा <text:span text:style-name="T15">।</text:span> <text:line-break/>संस्थाप्य वृषभं पश्चात् पू<text:span text:style-name="T14">र्व</text:span>व<text:span text:style-name="T14">द्ब</text:span>लिमाचरेत् <text:span text:style-name="T15">॥</text:span>४३<text:span text:style-name="T15">॥</text:span> <text:line-break/>न्यूनादिदोषमो<text:span text:style-name="T14">क्</text:span>षाय ततो मृत्युजिता शत<text:span text:style-name="T14">म्</text:span> <text:span text:style-name="T15">।</text:span> <text:line-break/>शिवेन सशिवो हुत्वा शान्त्यर्थं पायसेन च <text:span text:style-name="T15">॥</text:span>४४<text:span text:style-name="T15">॥</text:span> <text:line-break/>ज्ञानाज्ञानकृतं यच्च तत्पूरय महाविभो <text:span text:style-name="T15">।</text:span> <text:line-break/>हिरण्यपशुभूम्यादिगीतवाद्यादिहेतवे <text:span text:style-name="T15">॥</text:span>४५<text:span text:style-name="T15">॥</text:span> <text:line-break/>अ<text:span text:style-name="T16">म्बि</text:span>केशाय तद्भक्त्या शक्त्या सर्वं निवेदयेत् <text:span text:style-name="T15">।</text:span> <text:line-break/>दानं महोत्सवं पश्चात्कुर्याद्दिनचतुष्टय<text:span text:style-name="T16">म्</text:span> <text:span text:style-name="T15">॥</text:span>४६<text:span text:style-name="T15">॥</text:span> <text:line-break/>त्रिसन्ध्यं त्रिदिनं मन्त्री होमयेन्मू<text:span text:style-name="T16">र्ति</text:span>पैः सह <text:span text:style-name="T15">।</text:span> <text:line-break/>चतुर्थे<text:span text:style-name="T16">ऽ</text:span>हनि पूर्णाञ्च चरुकं बहुरूपिणा <text:span text:style-name="T15">॥</text:span>४७<text:span text:style-name="T15">॥</text:span> <text:line-break/>निवेद्य स<text:span text:style-name="T16">र्व</text:span>कुण्डेषु सम्पाताहुति<text:span text:style-name="T16">शो</text:span>धितम् <text:span text:style-name="T15">।</text:span> <text:line-break/>दिनचतुष्टयं <text:note text:id="ftn778" text:note-class="footnote"><text:note-citation>11</text:note-citation><text:note-body><text:p text:style-name="P7">यावन्न निर्माल्यं</text:p></text:note-body></text:note>यावत्तन्नि<text:span text:style-name="T17">र्मा</text:span>ल्य<text:span text:style-name="T17">ं त</text:span>दू<text:span text:style-name="T17">र्ध्व</text:span>तः <text:span text:style-name="T15">॥</text:span>४८<text:span text:style-name="T15">॥</text:span> <text:line-break/>नि<text:span text:style-name="T17">र्मा</text:span>ल्यापनयं कृत्वा स्नापयित्वा तु पूजयेत् <text:span text:style-name="T15">।</text:span> <text:line-break/>पूजा सामान्यलिङ्गेषु कार्य्या साधारणाणुभिः <text:span text:style-name="T15">॥</text:span>९<text:span text:style-name="T15">॥</text:span> </text:p>
      <text:p text:style-name="P14">विहाय लिङ्गचैतन्यं कु<text:span text:style-name="T17">र्या</text:span>त्स्थाणुविस<text:span text:style-name="T17">र्ज</text:span>न<text:span text:style-name="T17">म्</text:span> <text:span text:style-name="T15">।</text:span><text:line-break/>असाधारणलिङ्गेषु क्षमस्वेति विस<text:span text:style-name="T17">र्ज</text:span>न<text:span text:style-name="T17">म्</text:span> <text:span text:style-name="T15">॥</text:span>५०<text:span text:style-name="T15">॥</text:span> <text:line-break/>आवाहनमभिव्यक्ति<text:span text:style-name="T17">र्वि</text:span>सर्गः शक्तिरूपता <text:span text:style-name="T15">।</text:span> <text:line-break/>प्रतिष्ठान्ते क्वचित्प्रोक्तं स्थिराद्याहुतिसप्तक<text:span text:style-name="T17">म्</text:span> <text:span text:style-name="T15">॥</text:span>५१<text:span text:style-name="T15">॥</text:span> <text:line-break/>स्थिरस्तथा<text:span text:style-name="T18">ऽ</text:span>प्रमेयश्चानादिबोधस्तथैव च <text:span text:style-name="T15">।</text:span> <text:line-break/>नित्यो<text:span text:style-name="T18">ऽ</text:span>थ स<text:span text:style-name="T18">र्व</text:span>गश्चैवाविनाशी दृष्ट<text:note text:id="ftn779" text:note-class="footnote"><text:note-citation>12</text:note-citation><text:note-body><text:p text:style-name="P8">तृप्त</text:p></text:note-body></text:note> एव च <text:span text:style-name="T15">॥</text:span>५२<text:span text:style-name="T15">॥</text:span> <text:line-break/><text:soft-page-break/>एते गुणा महेशस्य सन्निधानाय की<text:span text:style-name="T18">र्ति</text:span>ताः <text:span text:style-name="T15">।</text:span> <text:line-break/><text:span text:style-name="T18">ॐ</text:span> नमः शिवाय स्थिरो भवेत्याहुतीनां क्रमः <text:span text:style-name="T15">॥</text:span>५३<text:span text:style-name="T15">॥</text:span> <text:line-break/>एवमेतञ्च सम्पाद्य विधाय शिवकुम्भवत् <text:span text:style-name="T15">।</text:span> <text:line-break/>कुम्भद्वयञ्च तन्मध्यादेककुम्भाम्भसा भव<text:span text:style-name="T19">म्</text:span> <text:span text:style-name="T15">॥</text:span>५४<text:span text:style-name="T15">॥</text:span> <text:line-break/>संस्नाप्य तद्द्वितीयन्तु क<text:span text:style-name="T19">र्तृ</text:span>स्नानाय धारयेत् <text:span text:style-name="T15">।</text:span> <text:line-break/>द<text:span text:style-name="T19">त्</text:span>त्वा बलिं समाचाम्य <text:span text:style-name="T19">ब</text:span>हिर्गच्छे<text:span text:style-name="T19">च्छि</text:span>वाज्ञया<text:note text:id="ftn780" text:note-class="footnote"><text:note-citation>13</text:note-citation><text:note-body><text:p text:style-name="P9">बहिः कुम्भे शिवा</text:p></text:note-body></text:note> <text:span text:style-name="T15">॥</text:span>५५<text:span text:style-name="T15">॥</text:span> <text:line-break/>जगती<text:span text:style-name="T19">बा</text:span>ह्यतश्चण्डमैशान्या<text:span text:style-name="T19">ं दि</text:span>शि मन्दिरे <text:span text:style-name="T15">।</text:span> <text:line-break/>धामगर्भप्रमाणे च सुपीठे कल्पितासने <text:span text:style-name="T15">॥</text:span>५६<text:span text:style-name="T15">॥</text:span> <text:line-break/>पूर्ववन्न्यासहोमादि विधाय ध्यानपूर्वक<text:span text:style-name="T19">म्</text:span> <text:span text:style-name="T15">।</text:span> <text:line-break/>संस्थाप्य विधिवत्तत्र ब्रह्माङ्गैः पूजयेत्ततः <text:span text:style-name="T15">॥</text:span>५७<text:span text:style-name="T15">॥</text:span> <text:line-break/>अङ्गानि पू<text:span text:style-name="T19">र्वमु</text:span>क्तानि <text:note text:id="ftn781" text:note-class="footnote"><text:note-citation>14</text:note-citation><text:note-body><text:p text:style-name="P9">ब्राह्मणत्वर्चना</text:p></text:note-body></text:note>ब्रह्माणी त्व<text:span text:style-name="T19">णु</text:span>ना यथा <text:span text:style-name="T15">॥५८॥</text:span></text:p>
      <text:p text:style-name="P14">एवं सद्योजाताय <text:span text:style-name="T19">ॐ</text:span> ह्रूं फ<text:span text:style-name="T19">ट्, नमः</text:span> । <text:span text:style-name="T19">ॐ</text:span> विं वामदेवाय ह्रूं फट्, नमः । <text:span text:style-name="T19">ॐ</text:span> वु<text:span text:style-name="T19">म्,</text:span> अघोराय ह्रूं फट्, नमः । </text:p>
      <text:p text:style-name="P14"><text:span text:style-name="T19">ॐ एवं चें</text:span> तत्पुरुषाय व<text:span text:style-name="T20">ो</text:span>मीशानाय च ह्रूं फट्, <text:span text:style-name="T20">नमः</text:span> ॥<text:span text:style-name="T15">५९॥</text:span><text:line-break/>जपं विवेद्य सन्तर्प्य विज्ञाप्य नतिपूर्वक<text:span text:style-name="T20">म्</text:span> । <text:s/><text:line-break/>देवः सन्निहितो यावत्तावत्त्वं सन्निधो भव ॥<text:span text:style-name="T15">६०॥</text:span><text:line-break/>न्यूनाधिकञ्च यत्किञ्चित्कृतमज्ञानतो मया । <text:line-break/>तवत्प्रसादेन चण्डेश तत्सर्वं परिपूरय ॥<text:span text:style-name="T15">६१॥</text:span><text:line-break/><text:span text:style-name="T20">बा</text:span>णलिङ्गे <text:span text:style-name="T20">बा</text:span>णरोहे सिद्धलिङ्गे स्वयम्भुवि ।<text:line-break/>प्रतिमासु च सर्वासु न चण्डोऽधिकृतो भवेत् ॥<text:span text:style-name="T15">६२॥</text:span> <text:line-break/>अद्वैतभावनायुक्ते स्थण्डिलेशविधावपि । <text:line-break/>अभ्य<text:span text:style-name="T20">र्च्य </text:span>चण्डं ससुतं यजमानं हि भा<text:span text:style-name="T20">र्य</text:span>या ॥<text:span text:style-name="T15">६३॥</text:span><text:line-break/>पूर्वस्थापितकुम्भेन स्नापयेत्स्नापकः स्वय<text:span text:style-name="T20">म्</text:span> । <text:line-break/><text:soft-page-break/><text:note text:id="ftn782" text:note-class="footnote"><text:note-citation>15</text:note-citation><text:note-body><text:p text:style-name="P10">स्नापकं</text:p></text:note-body></text:note>स्थापकं यजमानो<text:span text:style-name="T20">ऽ</text:span>पि सम्पूज्य च महेशवत् <text:s/>॥<text:span text:style-name="T15">६४॥</text:span><text:line-break/>वित्तशाठ्यं विना दद्याद्भूहिरण्यादिदक्षिणा<text:span text:style-name="T20">म्</text:span> । </text:p>
      <text:p text:style-name="P14">मू<text:span text:style-name="T20">र्तिपा</text:span>न्विधिवत्पश्चात् जापकान् ब्राह्मणांस्तथा ॥<text:span text:style-name="T15">६५॥</text:span><text:line-break/>द<text:span text:style-name="T20">ै</text:span>वज्ञं शिल्पिनं प्रार्च्य दीनानाथादि भोजयेत् । <text:s/><text:line-break/>यदत्र सम्मुखीभावे <text:span text:style-name="T20">खे</text:span>दितो भगवन्मया ॥<text:span text:style-name="T15">६६॥</text:span> <text:line-break/>क्षमस्व नाथ तत्सर्वं कारुण्याम्बुनिध<text:span text:style-name="T20">े</text:span> मम । <text:line-break/>इति विज्ञप्तियुक्ताय यजमानाय सद्गुरुः ॥<text:span text:style-name="T15">६७॥</text:span><text:line-break/>प्रतिष्ठापुण्यसद्भावं स्फुरत्तारकसप्रभ<text:span text:style-name="T20">म्</text:span> । <text:s/><text:line-break/>कुशपुष्पाक्षतोपेतं स्वकरेण समर्पयेत् ॥<text:span text:style-name="T15">६८॥</text:span><text:line-break/>ततः पाशुपतोपेतं<text:note text:id="ftn783" text:note-class="footnote"><text:note-citation>16</text:note-citation><text:note-body><text:p text:style-name="P10">पाशुपतं जप्त्वा</text:p></text:note-body></text:note> प्रणम्य परमेश्वर<text:span text:style-name="T20">म्</text:span> ।<text:line-break/>ततोऽपि बलिभिर्भूतान्सन्निधाय निबोधयेत् ॥<text:span text:style-name="T15">६९॥</text:span> <text:line-break/>स्थातव्यं भवता तावद्यावत् सन्निहितो हरः । <text:s/><text:line-break/>गुरुर्वस्त्रादिसंयुक्तं गृह्णीयाद्यागमण्डप<text:span text:style-name="T21">म् </text:span>॥<text:span text:style-name="T15">७०॥</text:span><text:line-break/>सर्वोपकरणं शिल्पी तथा स्नापनमण्डप<text:span text:style-name="T21">म्</text:span> । <text:s/><text:line-break/>अन्ये देवादयः स्थाप्या मन्त्रैरागमसम्भवैः ॥<text:span text:style-name="T15">७१॥</text:span> <text:line-break/>आदिवर्णस्य <text:note text:id="ftn784" text:note-class="footnote"><text:note-citation>17</text:note-citation><text:note-body><text:p text:style-name="Footnote"><text:s/><text:span text:style-name="T21">स्य शेषत्वात्स्वत</text:span></text:p></text:note-body></text:note>भेदाद्वा सुतत्त्वव्याप्तिभाविताः ।<text:line-break/>साध्यप्रमुखदेवाश्च सरिदोषधयस्तथा ॥<text:span text:style-name="T15">७२॥</text:span> <text:line-break/>क्षेत्रपाः किन्नराद्याश्च पृथिवीतत्त्वमाश्रिताः । <text:s/></text:p>
      <text:p text:style-name="P14"><text:span text:style-name="T21">स्था</text:span>नं सरस्वतीलक्ष्मीनदीनामम्भसि क्वचित् ॥<text:span text:style-name="T15">७३॥</text:span><text:line-break/>भुवनाधिपतीनाञ्च स्थानं <text:note text:id="ftn785" text:note-class="footnote"><text:note-citation>18</text:note-citation><text:note-body><text:p text:style-name="P11">नं त्रयव्यव</text:p></text:note-body></text:note>यत्र व्यवस्थितिः । <text:s/><text:line-break/>अण्डवृद्धिप्रधानान्तं त्रितत्त्वं ब्रह्मणः पद<text:span text:style-name="T21">म् </text:span>॥<text:span text:style-name="T15">७४॥</text:span><text:line-break/><text:soft-page-break/>तन्मात्रादिप्रधानान्तं पदमेतत्त्रिकं हरेः । <text:s/><text:line-break/>नाट्येशगणमातॄणां यक्षेशशरजन्मना<text:span text:style-name="T21">म्</text:span> ॥<text:span text:style-name="T15">७५॥</text:span><text:line-break/>अण्डजाः शुद्धविद्यान्तं पदं गणपतेस्तथा । <text:s/><text:line-break/>मायांशदेशशक्त्यन<text:span text:style-name="T21">्</text:span>तं शिवाशिवोप्तरोचिषा<text:span text:style-name="T21">म्</text:span><text:span text:style-name="T21"><text:note text:id="ftn786" text:note-class="footnote"><text:note-citation>19</text:note-citation><text:note-body><text:list xml:id="list7285241154807270694" text:style-name="Numbering_20_5"><text:list-item><text:p text:style-name="P15"><text:span text:style-name="T21">शिवो गुरोऽर्चिषां</text:span></text:p></text:list-item></text:list></text:note-body></text:note></text:span><text:span text:style-name="T21"> </text:span>॥<text:span text:style-name="T15">७६॥</text:span><text:line-break/>पदमीश्वरप<text:span text:style-name="T21">र्य</text:span>न्तं व्यक्ता<text:span text:style-name="T21">र्चा</text:span>सु च की<text:span text:style-name="T21">र्ति</text:span>त<text:span text:style-name="T21">म्</text:span> । <text:s/><text:line-break/>कू<text:span text:style-name="T22">र्मा</text:span>द्यं की<text:span text:style-name="T22">र्ति</text:span>तं यच्च यच्च रत्नादिपञ्चक<text:span text:style-name="T22">म्</text:span> ॥<text:span text:style-name="T23">७७॥</text:span><text:line-break/>प्रक्षिपेत्पीठग<text:span text:style-name="T22">र्तायां</text:span><text:span text:style-name="T22"><text:note text:id="ftn787" text:note-class="footnote"><text:note-citation>20</text:note-citation><text:note-body><text:p text:style-name="P12">पीठसक्तायां, पीठरक्तायां</text:p></text:note-body></text:note></text:span> च पञ्चब्रह्मशिलां विना । <text:s/><text:line-break/>षड्भिर्विभाजिते ग<text:span text:style-name="T22">र्ते</text:span> त्यक्त्वा भा<text:span text:style-name="T22">ग</text:span>ञ्च पृष्ठतः ॥<text:span text:style-name="T23">७८॥</text:span><text:line-break/>स्थापनं पञ्चमांशे च यदि वा वसुभाजिते । <text:s/><text:line-break/>स्थापनं सप्तमे भागे प्रतिमासु सुखावह<text:span text:style-name="T22">म्</text:span> ॥<text:span text:style-name="T23">७९॥</text:span><text:line-break/>धारणाभिर्विशुद्धिः स्यात्स्थापने लेपचित्रयोः । <text:s/><text:line-break/>स्नानादि मानस<text:span text:style-name="T22">ं त</text:span>त्र शिलारत्नादिवेशन<text:span text:style-name="T22">म्</text:span> ॥<text:span text:style-name="T23">८०॥</text:span> <text:line-break/>नेत्रोद्घाटनमन्त्रेष्टमासनादिप्रकल्पन<text:span text:style-name="T22">म्</text:span> । <text:s/><text:line-break/>पूजा निरम्बुभिः पुष्पैर्यथा चित्रं न दुष्यति ॥<text:span text:style-name="T23">८१॥</text:span><text:line-break/>विधिस्तु चललिङ्गेषु सम्प्रत्येव निगद्यते । <text:s/></text:p>
      <text:p text:style-name="P14">पञ्चभिर्वा त्रिभिर्वा<text:span text:style-name="T22">ऽ</text:span>पि पृथक्कु<text:span text:style-name="T22">र्या</text:span>द्विभाजिते <text:note text:id="ftn788" text:note-class="footnote"><text:note-citation>21</text:note-citation><text:note-body><text:p text:style-name="P12">पृथुक्षीणविभा</text:p></text:note-body></text:note>॥<text:span text:style-name="T23">८२॥</text:span> <text:line-break/>भगत्रयेण भागांशो भवेद्भागद्वयेन वा । <text:s/><text:line-break/>स्वपीठेष्वपि तद्वत्स्याल्लिङ्गेषु तत्त्वभेदतः ॥<text:span text:style-name="T23">८३॥</text:span> <text:line-break/>सृष्टिमन्त्रेण संस्कारो विधिवत्स्फाटिकादिषु । <text:s/><text:line-break/>किञ्च ब्रह्मशिलारत्नप्रभूतेश्चानिवेदन<text:span text:style-name="T22">म् </text:span>॥<text:span text:style-name="T23">८४॥</text:span><text:line-break/>योजनं पिण्डिकायाश्च मनसा परिकल्पयेत् । <text:s/><text:line-break/><text:soft-page-break/>स्वयम्भू<text:span text:style-name="T22">बा</text:span>णलिङ्गादौ <text:s/>संस्कृतौ नियमो न हि ॥<text:span text:style-name="T23">८५॥</text:span><text:line-break/>स्नापनं संहितामन्त्रैर्न्यासं होमञ्च कारयेत् । <text:s/><text:line-break/>नदीसमुद्ररोहाणां स्थापनं पूर्ववन्मत<text:span text:style-name="T22">म्</text:span> ॥<text:span text:style-name="T23">८६॥</text:span> <text:line-break/>ऐहिक<text:span text:style-name="T22">ं</text:span> मृ<text:span text:style-name="T22">न्म</text:span>यं लिङ्गं पिष्ट<text:span text:style-name="T22">ि</text:span>कादि च त<text:span text:style-name="T22">त्</text:span>क्षणात् । <text:s/><text:line-break/>कृत्वा सम्पूजयेच्छुद्धं दीक्षणादिविधानतः ॥<text:span text:style-name="T23">८७॥</text:span><text:line-break/>समादाय ततो मन्त्रानात्मानं सन्निधाय च । <text:line-break/><text:span text:style-name="T24">तज्जले प्रक्षिपेल्लिङ्गं वत्सरात्कामदं भवेत् ॥</text:span><text:span text:style-name="T25">८८॥</text:span><text:span text:style-name="T24"> <text:line-break/>विष्ण्वादिस्थापनं चैव पृयङ्मन्त्रैः समाचरेत् </text:span><text:span text:style-name="T25">॥८९॥</text:span><text:span text:style-name="T24"> </text:span></text:p>
      <text:p text:style-name="P13">इत्याग्नेये महापुराणे शिवप्रतिष्ठा<text:span text:style-name="T1">विधिकथनं</text:span> नाम सप्तनवतितमोऽध्यायः 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5" style:display-name="Numbering 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i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7:30:42.001808881</meta:creation-date>
    <dc:date>2017-07-10T17:31:18.556815422</dc:date>
    <meta:editing-duration>PT36S</meta:editing-duration>
    <meta:editing-cycles>1</meta:editing-cycles>
    <meta:document-statistic meta:table-count="0" meta:image-count="0" meta:object-count="0" meta:page-count="9" meta:paragraph-count="35" meta:word-count="928" meta:character-count="4630" meta:non-whitespace-character-count="3587"/>
    <meta:generator>LibreOffice/5.1.6.2$Linux_X86_64 LibreOffice_project/10m0$Build-2</meta:generator>
  </office:meta>
</office:document-meta>
</file>